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Georgia" svg:font-family="Georgia, serif"/>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ell1" style:family="table">
      <style:table-properties style:width="16.004cm" fo:margin-left="0.002cm" fo:margin-top="0cm" fo:margin-bottom="0cm" table:align="left" style:writing-mode="lr-tb"/>
    </style:style>
    <style:style style:name="Tabell1.A" style:family="table-column">
      <style:table-column-properties style:column-width="4.001cm"/>
    </style:style>
    <style:style style:name="Tabell1.B" style:family="table-column">
      <style:table-column-properties style:column-width="12.003cm"/>
    </style:style>
    <style:style style:name="Tabell1.1" style:family="table-row">
      <style:table-row-properties style:keep-together="true" fo:keep-together="auto"/>
    </style:style>
    <style:style style:name="Tabell1.A1" style:family="table-cell">
      <style:table-cell-properties fo:padding-left="0.191cm" fo:padding-right="0.191cm" fo:padding-top="0cm" fo:padding-bottom="0cm" fo:border="0.018cm solid #bfbfbf"/>
    </style:style>
    <style:style style:name="Tabell2" style:family="table">
      <style:table-properties style:width="16.002cm" fo:margin-left="0.002cm" fo:margin-top="0cm" fo:margin-bottom="0cm" table:align="left" style:writing-mode="lr-tb"/>
    </style:style>
    <style:style style:name="Tabell2.A" style:family="table-column">
      <style:table-column-properties style:column-width="2.499cm"/>
    </style:style>
    <style:style style:name="Tabell2.B" style:family="table-column">
      <style:table-column-properties style:column-width="8.091cm"/>
    </style:style>
    <style:style style:name="Tabell2.C" style:family="table-column">
      <style:table-column-properties style:column-width="5.412cm"/>
    </style:style>
    <style:style style:name="Tabell2.1" style:family="table-row">
      <style:table-row-properties style:keep-together="true" fo:keep-together="auto"/>
    </style:style>
    <style:style style:name="Tabell2.A1" style:family="table-cell">
      <style:table-cell-properties fo:padding-left="0.191cm" fo:padding-right="0.191cm" fo:padding-top="0cm" fo:padding-bottom="0cm" fo:border="0.018cm solid #bfbfbf"/>
    </style:style>
    <style:style style:name="Tabell3" style:family="table">
      <style:table-properties style:width="16.002cm" fo:margin-left="0.002cm" fo:margin-top="0cm" fo:margin-bottom="0cm" table:align="left" style:writing-mode="lr-tb"/>
    </style:style>
    <style:style style:name="Tabell3.A" style:family="table-column">
      <style:table-column-properties style:column-width="4.5cm"/>
    </style:style>
    <style:style style:name="Tabell3.B" style:family="table-column">
      <style:table-column-properties style:column-width="11.502cm"/>
    </style:style>
    <style:style style:name="Tabell3.1" style:family="table-row">
      <style:table-row-properties style:keep-together="true" fo:keep-together="auto"/>
    </style:style>
    <style:style style:name="Tabell3.A1" style:family="table-cell">
      <style:table-cell-properties fo:padding-left="0.191cm" fo:padding-right="0.191cm" fo:padding-top="0cm" fo:padding-bottom="0cm" fo:border="0.018cm solid #bfbfbf"/>
    </style:style>
    <style:style style:name="Tabell4" style:family="table">
      <style:table-properties style:width="16.048cm" fo:margin-left="0.002cm" fo:margin-top="0cm" fo:margin-bottom="0cm" table:align="left" style:writing-mode="lr-tb"/>
    </style:style>
    <style:style style:name="Tabell4.A" style:family="table-column">
      <style:table-column-properties style:column-width="1.998cm"/>
    </style:style>
    <style:style style:name="Tabell4.B" style:family="table-column">
      <style:table-column-properties style:column-width="14.049cm"/>
    </style:style>
    <style:style style:name="Tabell4.1" style:family="table-row">
      <style:table-row-properties style:keep-together="true" fo:keep-together="auto"/>
    </style:style>
    <style:style style:name="Tabell4.A1" style:family="table-cell">
      <style:table-cell-properties fo:padding-left="0.191cm" fo:padding-right="0.191cm" fo:padding-top="0cm" fo:padding-bottom="0cm" fo:border="0.018cm solid #bfbfbf"/>
    </style:style>
    <style:style style:name="Tabell4.A3" style:family="table-cell">
      <style:table-cell-properties fo:padding-left="0.191cm" fo:padding-right="0.191cm" fo:padding-top="0cm" fo:padding-bottom="0cm" fo:border-left="0.018cm solid #bfbfbf" fo:border-right="0.018cm solid #bfbfbf" fo:border-top="none" fo:border-bottom="0.018cm solid #bfbfbf"/>
    </style:style>
    <style:style style:name="Tabell5" style:family="table">
      <style:table-properties style:width="8.906cm" fo:margin-left="0.002cm" fo:margin-top="0cm" fo:margin-bottom="0cm" table:align="left" style:writing-mode="lr-tb"/>
    </style:style>
    <style:style style:name="Tabell5.A" style:family="table-column">
      <style:table-column-properties style:column-width="3.249cm"/>
    </style:style>
    <style:style style:name="Tabell5.B" style:family="table-column">
      <style:table-column-properties style:column-width="5.657cm"/>
    </style:style>
    <style:style style:name="Tabell5.1" style:family="table-row">
      <style:table-row-properties style:keep-together="true" fo:keep-together="auto"/>
    </style:style>
    <style:style style:name="Tabell5.A1" style:family="table-cell">
      <style:table-cell-properties fo:padding-left="0.191cm" fo:padding-right="0.191cm" fo:padding-top="0cm" fo:padding-bottom="0cm" fo:border="0.018cm solid #bfbfbf"/>
    </style:style>
    <style:style style:name="Tabell5.2" style:family="table-row">
      <style:table-row-properties style:min-row-height="0.598cm" style:keep-together="true" fo:keep-together="auto"/>
    </style:style>
    <style:style style:name="Tabell5.A2" style:family="table-cell" style:data-style-name="N37">
      <style:table-cell-properties fo:padding-left="0.191cm" fo:padding-right="0.191cm" fo:padding-top="0cm" fo:padding-bottom="0cm" fo:border="0.018cm solid #bfbfbf"/>
    </style:style>
    <style:style style:name="Tabell5.A5" style:family="table-cell" style:data-style-name="N37">
      <style:table-cell-properties fo:padding-left="0.191cm" fo:padding-right="0.191cm" fo:padding-top="0cm" fo:padding-bottom="0cm" fo:border-left="0.018cm solid #bfbfbf" fo:border-right="0.018cm solid #bfbfbf" fo:border-top="none" fo:border-bottom="0.018cm solid #bfbfbf"/>
    </style:style>
    <style:style style:name="Tabell5.B5" style:family="table-cell">
      <style:table-cell-properties fo:padding-left="0.191cm" fo:padding-right="0.191cm" fo:padding-top="0cm" fo:padding-bottom="0cm" fo:border-left="0.018cm solid #bfbfbf" fo:border-right="0.018cm solid #bfbfbf" fo:border-top="none" fo:border-bottom="0.018cm solid #bfbfbf"/>
    </style:style>
    <style:style style:name="P1" style:family="paragraph" style:parent-style-name="Standard">
      <style:text-properties fo:font-weight="bold" style:font-weight-asian="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text-properties fo:font-weight="bold" style:font-weight-asian="bold"/>
    </style:style>
    <style:style style:name="P8" style:family="paragraph" style:parent-style-name="Heading_20_1">
      <style:text-properties fo:color="#00000a"/>
    </style:style>
    <style:style style:name="P9" style:family="paragraph" style:parent-style-name="Heading_20_1">
      <style:paragraph-properties fo:text-align="center" style:justify-single-word="false"/>
      <style:text-properties fo:color="#00000a" fo:font-weight="normal" style:font-weight-asian="normal"/>
    </style:style>
    <style:style style:name="P10" style:family="paragraph" style:parent-style-name="Heading_20_1" style:master-page-name="Standard">
      <style:paragraph-properties fo:text-align="center" style:justify-single-word="false" style:page-number="auto"/>
      <style:text-properties fo:color="#00000a" fo:font-weight="normal" style:font-weight-asian="normal"/>
    </style:style>
    <style:style style:name="T1" style:family="text">
      <style:text-properties fo:color="#0000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29136236792313111" text:style-name="Outline">
        <text:list-item>
          <text:h text:style-name="P10" text:outline-level="1">Projektplan för Examensarbete</text:h>
        </text:list-item>
        <text:list-item>
          <text:h text:style-name="P9" text:outline-level="1">Institutionen för Datavetenskap</text:h>
        </text:list-item>
        <text:list-item>
          <text:h text:style-name="P8" text:outline-level="1">Grundläggande information</text:h>
        </text:list-item>
      </text:list>
      <table:table table:name="Tabell1" table:style-name="Tabell1">
        <table:table-column table:style-name="Tabell1.A"/>
        <table:table-column table:style-name="Tabell1.B"/>
        <table:table-row table:style-name="Tabell1.1">
          <table:table-cell table:style-name="Tabell1.A1" office:value-type="string">
            <text:p text:style-name="P1">Titel:</text:p>
          </table:table-cell>
          <table:table-cell table:style-name="Tabell1.A1" office:value-type="string">
            <text:p text:style-name="Standard">Den personliga sökmotorn</text:p>
          </table:table-cell>
        </table:table-row>
      </table:table>
      <text:list xml:id="list42233170" text:continue-numbering="true" text:style-name="Outline">
        <text:list-item>
          <text:h text:style-name="P8" text:outline-level="1">Involverade personer</text:h>
        </text:list-item>
      </text:list>
      <table:table table:name="Tabell2" table:style-name="Tabell2">
        <table:table-column table:style-name="Tabell2.A"/>
        <table:table-column table:style-name="Tabell2.B"/>
        <table:table-column table:style-name="Tabell2.C"/>
        <table:table-row table:style-name="Tabell2.1">
          <table:table-cell table:style-name="Tabell2.A1" office:value-type="string">
            <text:p text:style-name="P1">Student 1:</text:p>
          </table:table-cell>
          <table:table-cell table:style-name="Tabell2.A1" office:value-type="string">
            <text:p text:style-name="Standard">Robert Forsgren</text:p>
          </table:table-cell>
          <table:table-cell table:style-name="Tabell2.A1" office:value-type="string">
            <text:p text:style-name="Standard">rf222ce@hotmail.com</text:p>
          </table:table-cell>
        </table:table-row>
      </table:table>
      <text:p text:style-name="Standard"/>
      <table:table table:name="Tabell3" table:style-name="Tabell3">
        <table:table-column table:style-name="Tabell3.A"/>
        <table:table-column table:style-name="Tabell3.B"/>
        <table:table-row table:style-name="Tabell3.1">
          <table:table-cell table:style-name="Tabell3.A1" office:value-type="string">
            <text:p text:style-name="P1">Handledare:</text:p>
          </table:table-cell>
          <table:table-cell table:style-name="Tabell3.A1" office:value-type="string">
            <text:p text:style-name="Standard">Ola Petersson (?)</text:p>
          </table:table-cell>
        </table:table-row>
      </table:table>
      <text:list xml:id="list42221345" text:continue-numbering="true" text:style-name="Outline">
        <text:list-item>
          <text:h text:style-name="P8" text:outline-level="1">Bakgrund</text:h>
        </text:list-item>
      </text:list>
      <text:p text:style-name="Standard">Många sökmotorer använder sig utav sökmotoroptimering vilket genererar sökresultat på vad sökmotorn tycker är mest relevant, vilket är baserat på deras algoritmer tillsammans med de söktermer som användaren skrivit in i sökfältet. Det händer också att sökmotorer samlar in data för att kunna förbättra och förnya sig så att det kan utvecklas utefter användarnas behov, men vad händer om en användare frågar en personlig fråga, såsom vilket låt användaren lyssnade på under förra sommaren nere på tunnelbanan i Berlin? Eller vilka platser har du besökt flest under det gångna året? Detta är två exempel på frågor som sökmotorer inte kan svara på oberoende av hur väl en hemsida är optimerad för sökmotorer och oberoende av hur relevant sökmotorn tror att det är, då den inte kan veta det. Via datorer, surfplattor, smarta telefoner m.m. så samlas det, eller kan samlas in oerhört mycket information, denna informationen skulle kunna användas till vad jag vill kalla för en ”personlig sökmotor”, en sökmotor där användaren är centerpersonen och sökresultaten är alltid baserade på användaren, och den information som samlats in kring den. </text:p>
      <text:list xml:id="list42223066" text:continue-numbering="true" text:style-name="Outline">
        <text:list-item>
          <text:h text:style-name="P8" text:outline-level="1">Problemställning</text:h>
        </text:list-item>
      </text:list>
      <text:p text:style-name="Standard">När det kommer till en sådan personlig sökmotor så finns det flertalet frågeställningar som behöver besvaras. De största frågorna som är av intresse för det här arbetet är <text:s/>om en personlig sökmotor är något som skulle vara av intresse för allmänheten, och varför eller varför inte, det är intressant samt vad det är som folk främst vill kunna använda den personliga sökmotorn till att få svar på.</text:p>
      <text:p text:style-name="Standard"/>
      <text:p text:style-name="Standard">Vilka möjligheter finns det för att skapa en personlig sökmotor, sett till vad användare vill få utav av den och vilken information olika enheter kan samla in, främst datorer, smarta telefoner, och surfplattor, samt hur hämtning och lagring av all information ska hanteras? </text:p>
      <text:list xml:id="list42220975" text:continue-numbering="true" text:style-name="Outline">
        <text:list-item>
          <text:h text:style-name="P8" text:outline-level="1"><text:soft-page-break/>Motivation</text:h>
        </text:list-item>
      </text:list>
      <text:p text:style-name="P2">Tack vare den takt som tekniken har utvecklats så har vi blivit mer och mer uppkopplade, och bland annat så är sökmotorer något som många av oss använder dagligen när vi exempelvis vill lära oss eller få hjälp med något, men vad händer när vi behöver veta något mer personligt om oss själva, något som inte en vanlig sökmotor kommer kunna besvara? Det är här som den personliga sökmotorn kommer in i bilden. En sökmotor som kan samla in information om dig, för dig och kan navigera båda på tids- och lägesdimensionerna.</text:p>
      <text:list xml:id="list42234082" text:continue-numbering="true" text:style-name="Outline">
        <text:list-item>
          <text:h text:style-name="P8" text:outline-level="1">Forskningsfrågor</text:h>
        </text:list-item>
      </text:list>
      <text:p text:style-name="Text_20_body"/>
      <table:table table:name="Tabell4" table:style-name="Tabell4">
        <table:table-column table:style-name="Tabell4.A"/>
        <table:table-column table:style-name="Tabell4.B"/>
        <table:table-row table:style-name="Tabell4.1">
          <table:table-cell table:style-name="Tabell4.A1" office:value-type="string">
            <text:p text:style-name="P1">F1.</text:p>
          </table:table-cell>
          <table:table-cell table:style-name="Tabell4.A1" office:value-type="string">
            <text:p text:style-name="Standard">Många olika enheter, program m.fl. samlar in väldigt mycket information om sina användare, med syftet att exempelvis kunna ge en användare bättre sökresultat eller mer relevant information för den specifika individen, men hur mycket personlig information är användaren villig att dela med sig av för att få en mer anpassad enhet eller program? <text:s/></text:p>
          </table:table-cell>
        </table:table-row>
        <table:table-row table:style-name="Tabell4.1">
          <table:table-cell table:style-name="Tabell4.A1" office:value-type="string">
            <text:p text:style-name="P1">F2.</text:p>
          </table:table-cell>
          <table:table-cell table:style-name="Tabell4.A1" office:value-type="string">
            <text:p text:style-name="Standard">Med en personlig sökmotor så är syftet att den ska, i största möjliga mån, samla in och lagra information om en användare och sedan göra den sökbar, men vad exakt är det som en användare är intresserad av att kunna söka på, om sig själv? </text:p>
          </table:table-cell>
        </table:table-row>
        <table:table-row table:style-name="Tabell4.1">
          <table:table-cell table:style-name="Tabell4.A3" office:value-type="string">
            <text:p text:style-name="P1">F3.</text:p>
          </table:table-cell>
          <table:table-cell table:style-name="Tabell4.A3" office:value-type="string">
            <text:p text:style-name="Standard">Vilka enhets och programmässiga begränsningar finns det för att samla in och lagra den information som användaren vill ha möjligheten att söka efter? </text:p>
          </table:table-cell>
        </table:table-row>
      </table:table>
      <text:list xml:id="list42240807" text:continue-numbering="true" text:style-name="Outline">
        <text:list-item>
          <text:h text:style-name="P8" text:outline-level="1">Metodansats</text:h>
        </text:list-item>
      </text:list>
      <text:p text:style-name="Standard"/>
      <text:p text:style-name="Standard">Arbetet kommer att bestå av litteraturstudier och fältstudier, samt en implementation baserat på dessa. </text:p>
      <text:p text:style-name="Standard"/>
      <text:list xml:id="list7817937333355018402" text:style-name="L4">
        <text:list-item>
          <text:p text:style-name="P5">Litteraturstudie med syftet att undersöka vilka möjligheter som finns för att uppfylla de krav på funktionalitet som finns, baserat på resultat från fältstudierna, samt för att ta reda på hur dessa krav kan implementeras. </text:p>
          <text:p text:style-name="P5"/>
        </text:list-item>
      </text:list>
      <text:list xml:id="list4695200321719047677" text:style-name="L2">
        <text:list-item>
          <text:p text:style-name="P3">Fältstudier i form av olika enkätundersökningar för att få reda på de potentiella användarnas åsikter och synpunkter på idén om en personlig sökmotor, sökmotorn och dess funktioner i sig, samt eventuella andra enkäter baserade på resultat som åstadkommits under projektets gång. Dessa undersökningar kommer att göras för flera olika stadier under arbetet. </text:p>
        </text:list-item>
      </text:list>
      <text:p text:style-name="Standard"/>
      <text:list xml:id="list7837830505009599722" text:style-name="L3">
        <text:list-item>
          <text:p text:style-name="P4">Fältstudier i form av intervjuer kan komma att hända, med olika företag om de möjligheter och begränsningar som finns hos olika enheter för att skapa vår sökmotor, samt mer djupgående intervjuer av potentiella användare. </text:p>
        </text:list-item>
      </text:list>
      <text:p text:style-name="Standard"><text:tab/></text:p>
      <text:list xml:id="list3586411208769164841" text:style-name="L5">
        <text:list-item>
          <text:p text:style-name="P6">Implementation i form av en skriftlig prototyp av en personlig sökmotor baserat på resultaten av litteratur och fältstudierna.</text:p>
        </text:list-item>
      </text:list>
      <text:list xml:id="list42226927" text:continue-list="list42240807" text:style-name="Outline">
        <text:list-item>
          <text:h text:style-name="Heading_20_1" text:outline-level="1"><text:soft-page-break/><text:span text:style-name="T1">Tidsplan</text:span></text:h>
        </text:list-item>
      </text:list>
      <text:p text:style-name="Standard">I och med dessa milstolpar så har jag tagit till hänsyn att jag arbetar heltid och har lång restid till arbetet, vilket innebär att jag siktar in mig på att få redovisa vid det senare redovisningstillfället i höst.</text:p>
      <text:p text:style-name="Standard"/>
      <text:p text:style-name="Standard"/>
      <table:table table:name="Tabell5" table:style-name="Tabell5">
        <table:table-column table:style-name="Tabell5.A"/>
        <table:table-column table:style-name="Tabell5.B"/>
        <table:table-row table:style-name="Tabell5.1">
          <table:table-cell table:style-name="Tabell5.A1" office:value-type="string">
            <text:p text:style-name="P1">Datum</text:p>
          </table:table-cell>
          <table:table-cell table:style-name="Tabell5.A1" office:value-type="string">
            <text:p text:style-name="P1">Milstolpe</text:p>
          </table:table-cell>
        </table:table-row>
        <table:table-row table:style-name="Tabell5.2">
          <table:table-cell table:style-name="Tabell5.A2" office:value-type="date" office:date-value="2016-02-15">
            <text:p text:style-name="Standard">16-02-15</text:p>
          </table:table-cell>
          <table:table-cell table:style-name="Tabell5.A1" office:value-type="string">
            <text:p text:style-name="Standard">Projektplan färdigskriven</text:p>
          </table:table-cell>
        </table:table-row>
        <table:table-row table:style-name="Tabell5.1">
          <table:table-cell table:style-name="Tabell5.A2" office:value-type="date" office:date-value="2016-02-22">
            <text:p text:style-name="Standard">16-02-22</text:p>
          </table:table-cell>
          <table:table-cell table:style-name="Tabell5.A1" office:value-type="string">
            <text:p text:style-name="Standard">Litteraturstudie påbörjad</text:p>
          </table:table-cell>
        </table:table-row>
        <table:table-row table:style-name="Tabell5.1">
          <table:table-cell table:style-name="Tabell5.A2" office:value-type="date" office:date-value="2016-02-22">
            <text:p text:style-name="Standard">16-02-22</text:p>
          </table:table-cell>
          <table:table-cell table:style-name="Tabell5.A1" office:value-type="string">
            <text:p text:style-name="Standard">Fältstudie påbörjad</text:p>
          </table:table-cell>
        </table:table-row>
        <table:table-row table:style-name="Tabell5.1">
          <table:table-cell table:style-name="Tabell5.A5" office:value-type="date" office:date-value="2016-02-22">
            <text:p text:style-name="Standard">16-02-22</text:p>
          </table:table-cell>
          <table:table-cell table:style-name="Tabell5.B5" office:value-type="string">
            <text:p text:style-name="Standard">Projektrapport påbörjad</text:p>
          </table:table-cell>
        </table:table-row>
        <table:table-row table:style-name="Tabell5.1">
          <table:table-cell table:style-name="Tabell5.A5" office:value-type="date" office:date-value="2016-03-22">
            <text:p text:style-name="Standard">16-03-22</text:p>
          </table:table-cell>
          <table:table-cell table:style-name="Tabell5.B5" office:value-type="string">
            <text:p text:style-name="Standard">Implementation påbörjad</text:p>
          </table:table-cell>
        </table:table-row>
        <table:table-row table:style-name="Tabell5.1">
          <table:table-cell table:style-name="Tabell5.A5" office:value-type="date" office:date-value="2016-07-30">
            <text:p text:style-name="Standard">16-07-30</text:p>
          </table:table-cell>
          <table:table-cell table:style-name="Tabell5.B5" office:value-type="string">
            <text:p text:style-name="Standard">Litteraturstudie avslutad</text:p>
          </table:table-cell>
        </table:table-row>
        <table:table-row table:style-name="Tabell5.1">
          <table:table-cell table:style-name="Tabell5.A5" office:value-type="date" office:date-value="2016-07-30">
            <text:p text:style-name="Standard">16-07-30</text:p>
          </table:table-cell>
          <table:table-cell table:style-name="Tabell5.B5" office:value-type="string">
            <text:p text:style-name="Standard">Fältstudie avslutad</text:p>
          </table:table-cell>
        </table:table-row>
        <table:table-row table:style-name="Tabell5.1">
          <table:table-cell table:style-name="Tabell5.A5" office:value-type="date" office:date-value="2016-07-30">
            <text:p text:style-name="Standard">16-07-30</text:p>
          </table:table-cell>
          <table:table-cell table:style-name="Tabell5.B5" office:value-type="string">
            <text:p text:style-name="Standard">Implementation färdigskriven.</text:p>
          </table:table-cell>
        </table:table-row>
        <table:table-row table:style-name="Tabell5.1">
          <table:table-cell table:style-name="Tabell5.A5" office:value-type="date" office:date-value="2016-08-15">
            <text:p text:style-name="Standard">16-08-15</text:p>
          </table:table-cell>
          <table:table-cell table:style-name="Tabell5.B5" office:value-type="string">
            <text:p text:style-name="Standard">Projektrapport färdigskriven</text:p>
          </table:table-cell>
        </table:table-row>
      </table:table>
      <text:list xml:id="list42226001" text:continue-numbering="true" text:style-name="Outline">
        <text:list-item>
          <text:h text:style-name="Heading_20_1" text:outline-level="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Georgia" svg:font-family="Georgia, serif"/>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sv" style:country-asian="S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Cambria" fo:font-size="12pt" fo:language="sv" fo:country="SE" style:font-name-asian="SimSun" style:font-size-asian="12pt" style:language-asian="sv" style:country-asian="S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Rubrik_20_1_20_Char" style:display-name="Rubrik 1 Char" style:family="text" style:parent-style-name="Default_20_Paragraph_20_Font">
      <style:text-properties fo:color="#345a8a" style:font-name="Calibri" fo:font-size="16pt" fo:font-weight="bold" style:font-size-asian="16pt" style:font-weight-asian="bold" style:font-size-complex="16pt" style:font-weight-complex="bold"/>
    </style:style>
    <style:style style:name="Rubrik_20_2_20_Char" style:display-name="Rubrik 2 Ch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st"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an Hagelbäck</meta:initial-creator>
    <meta:editing-cycles>89</meta:editing-cycles>
    <meta:creation-date>2014-10-17T09:33:00</meta:creation-date>
    <dc:date>2016-02-21T22:05:59.50</dc:date>
    <meta:editing-duration>PT10H52M7S</meta:editing-duration>
    <meta:generator>OpenOffice/4.1.2$Win32 OpenOffice.org_project/412m3$Build-9782</meta:generator>
    <meta:document-statistic meta:table-count="5" meta:image-count="0" meta:object-count="0" meta:page-count="3" meta:paragraph-count="54" meta:word-count="757" meta:character-count="4894"/>
    <meta:user-defined meta:name="AppVersion">14.0000</meta:user-defined>
    <meta:user-defined meta:name="Company">LN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